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4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</style:style>
    <style:style style:name="ce2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22"/>
        <table:table-column table:style-name="co15" table:default-cell-style-name="ce22"/>
        <table:table-column table:style-name="co3" table:number-columns-repeated="1022" table:default-cell-style-name="Default"/>
        <table:table-row table:style-name="ro1"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Status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Download</text:p>
          </table:table-cell>
          <table:table-cell table:style-name="ce21" office:value-type="string" calcext:value-type="string">
            <text:p>URL</text:p>
          </table:table-cell>
          <table:table-cell table:style-name="ce2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JIOLOGY</text:p>
          </table:table-cell>
          <table:table-cell table:style-name="ce24" office:value-type="string" calcext:value-type="string">
            <text:p><text:a xlink:href="https://ftp.untergrund.net/users/ltk_tscc/fujiology/PARTIES/2022/SV2K22SE/" xlink:type="simple">https://ftp.untergrund.net/users/ltk_tscc/fujiology/PARTIES/2022/SV2K22SE/</text:a>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Lotek does no longer maintain this as of n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Upload reques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4" office:value-type="string" calcext:value-type="string">
            <text:p>https://sillyventure.eu/download/sv2k22se_all_compo_entries.zip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4" office:value-type="string" calcext:value-type="string">
            <text:p>https://files.scene.org/browse/parties/2022/sillyventure22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/atr /S/B and then cut the prefix and replace "\" by ":"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1015" table:default-cell-style-name="ce28"/>
        <table:table-row table:style-name="ro1">
          <table:table-cell table:style-name="ce25" office:value-type="string" calcext:value-type="string">
            <text:p>PATH</text:p>
          </table:table-cell>
          <table:table-cell table:style-name="ce25" office:value-type="string" calcext:value-type="string">
            <text:p>LOAD</text:p>
          </table:table-cell>
          <table:table-cell table:style-name="ce25" office:value-type="string" calcext:value-type="string">
            <text:p>RESET</text:p>
          </table:table-cell>
          <table:table-cell table:style-name="ce25" office:value-type="string" calcext:value-type="string">
            <text:p>EXIT KEYS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Sound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TODO</text:p>
          </table:table-cell>
          <table:table-cell table:style-name="ce25" office:value-type="string" calcext:value-type="string">
            <text:p>Memory</text:p>
          </table:table-cell>
          <table:table-cell table:style-name="ce25" office:value-type="string" calcext:value-type="string">
            <text:p>Comment</text:p>
          </table:table-cell>
          <table:table-cell table:style-name="ce25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];1;FIND(&quot;:&quot;;[.A2];4)-1)" office:value-type="string" office:string-value="BONUS" calcext:value-type="string">
            <text:p>BONUS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style-name="ce47" table:number-columns-repeated="2"/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MSX:ATARIADV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3];1;FIND(&quot;:&quot;;[.A3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MSX:FALLSKY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4];1;FIND(&quot;:&quot;;[.A4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STAND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5];1;FIND(&quot;:&quot;;[.A5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MSX:TALEUN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6];1;FIND(&quot;:&quot;;[.A6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">
          <table:table-cell table:style-name="ce26" office:value-type="string" calcext:value-type="string">
            <text:p>MSX:INSOMNIA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7];1;FIND(&quot;:&quot;;[.A7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3"/>
          <table:table-cell table:number-columns-repeated="1014"/>
        </table:table-row>
        <table:table-row table:style-name="ro1">
          <table:table-cell table:style-name="ce26" office:value-type="string" calcext:value-type="string">
            <text:p>MSX:NOWHE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8];1;FIND(&quot;:&quot;;[.A8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GTIA:LETSGO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9];1;FIND(&quot;:&quot;;[.A9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ILLTRI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0];1;FIND(&quot;:&quot;;[.A10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DARKANG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1];1;FIND(&quot;:&quot;;[.A11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BATMAN65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2];1;FIND(&quot;:&quot;;[.A12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OWK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3];1;FIND(&quot;:&quot;;[.A13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ADEL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4];1;FIND(&quot;:&quot;;[.A14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ALUDO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5];1;FIND(&quot;:&quot;;[.A15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TORMBR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6];1;FIND(&quot;:&quot;;[.A16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AGLANC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7];1;FIND(&quot;:&quot;;[.A17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CHRYS256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18];1;FIND(&quot;:&quot;;[.A18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SVSE202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19];1;FIND(&quot;:&quot;;[.A19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PARTYZAN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0];1;FIND(&quot;:&quot;;[.A20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I255SV22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1];1;FIND(&quot;:&quot;;[.A21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GTXFTO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2];1;FIND(&quot;:&quot;;[.A22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ATARI50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3];1;FIND(&quot;:&quot;;[.A23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THEHOP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4];1;FIND(&quot;:&quot;;[.A24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REPILOGU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5];1;FIND(&quot;:&quot;;[.A25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576K RAMBO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UNSTABL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6];1;FIND(&quot;:&quot;;[.A26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MODE9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7];1;FIND(&quot;:&quot;;[.A27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SMACK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8];1;FIND(&quot;:&quot;;[.A28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DEMO:HAWKEY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9];1;FIND(&quot;:&quot;;[.A29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UNITY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0];1;FIND(&quot;:&quot;;[.A30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office:value-type="string" calcext:value-type="string">
            <text:p>Separate ATR in site folder</text:p>
          </table:table-cell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BREATH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1];1;FIND(&quot;:&quot;;[.A31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D256HZ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2];1;FIND(&quot;:&quot;;[.A32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TINYCRAW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n/a</text:p>
          </table:table-cell>
          <table:table-cell table:style-name="ce29" table:formula="of:=MID([.A33];1;FIND(&quot;:&quot;;[.A33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BASIC, Requires Atari XL OS Rev. 2 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BREAKOUT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4];1;FIND(&quot;:&quot;;[.A34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UFOSLALO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5];1;FIND(&quot;:&quot;;[.A35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RUSHHOUR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6];1;FIND(&quot;:&quot;;[.A36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CACTUSBI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7];1;FIND(&quot;:&quot;;[.A37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SILLYIN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8];1;FIND(&quot;:&quot;;[.A38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:SCORCH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9];1;FIND(&quot;:&quot;;[.A39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:BRICK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0];1;FIND(&quot;:&quot;;[.A40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GAME:PONG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1];1;FIND(&quot;:&quot;;[.A41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WILD:DRUI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2];1;FIND(&quot;:&quot;;[.A42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WILD:LAURH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3];1;FIND(&quot;:&quot;;[.A43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1" office:value-type="string" calcext:value-type="string">
            <text:p>Steps Required</text:p>
          </table:table-cell>
          <table:table-cell table:style-name="ce27" table:formula="of:=ROWS(STEPS)*COLUMNS(STEPS)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eps Not done</text:p>
          </table:table-cell>
          <table:table-cell table:style-name="ce27" table:formula="of:=COUNTIF(STEPS;&quot;&quot;)" office:value-type="float" office:value="0" calcext:value-type="float">
            <text:p>0</text:p>
          </table:table-cell>
          <table:table-cell table:style-name="ce22"/>
          <table:table-cell table:number-columns-repeated="4"/>
          <table:table-cell table:style-name="ce22"/>
          <table:table-cell table:number-columns-repeated="1016"/>
        </table:table-row>
        <table:table-row table:style-name="ro1">
          <table:table-cell table:style-name="ce21" office:value-type="string" calcext:value-type="string">
            <text:p>Steps Not OK</text:p>
          </table:table-cell>
          <table:table-cell table:style-name="ce27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eps Done</text:p>
          </table:table-cell>
          <table:table-cell table:style-name="ce30" table:formula="of:=1-[.B46]/[.B45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ntries Available</text:p>
          </table:table-cell>
          <table:table-cell table:style-name="ce27" table:formula="of:=ROWS(STEPS)" office:value-type="float" office:value="42" calcext:value-type="float">
            <text:p>42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tries DONE</text:p>
          </table:table-cell>
          <table:table-cell table:style-name="ce27" table:formula="of:=COUNTIF([.H1:.H43];&quot;NO&quot;)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ntries TODO</text:p>
          </table:table-cell>
          <table:table-cell table:style-name="ce27" table:formula="of:=COUNTIF([.H2:.H44];&quot;YES&quot;)" office:value-type="float" office:value="0" calcext:value-type="float">
            <text:p>0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1" office:value-type="string" calcext:value-type="string">
            <text:p>Entries Done</text:p>
          </table:table-cell>
          <table:table-cell table:style-name="ce30" table:formula="of:=1-[.B51]/[.B49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43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Bonuses</text:p>
          </table:table-cell>
          <table:table-cell table:style-name="ce22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ongs</text:p>
          </table:table-cell>
          <table:table-cell table:style-name="ce22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raphics</text:p>
          </table:table-cell>
          <table:table-cell table:style-name="ce22" table:formula="of:=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Intros</text:p>
          </table:table-cell>
          <table:table-cell table:style-name="ce22" table:formula="of:=COUNTIF([$Entries.G$1:$Entries.G$1048576];&quot;INTRO256&quot;)+COUNTIF([$Entries.G$1:$Entries.G$1048576];&quot;INTRO16K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Demos</text:p>
          </table:table-cell>
          <table:table-cell table:style-name="ce22" table:formula="of:=COUNTIF([$Entries.G$1:$Entries.G$1048576];&quot;DEMO&quot;)+COUNTIF([$Entries.G$1:$Entries.G$1048576];&quot;DEMOVBXE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ames</text:p>
          </table:table-cell>
          <table:table-cell table:style-name="ce22" table:formula="of:=COUNTIF([$Entries.G$1:$Entries.G$1048576];&quot;GAME&quot;)+COUNTIF([$Entries.G$1:$Entries.G$1048576];&quot;GAME256&quot;)" office:value-type="float" office:value="9" calcext:value-type="float">
            <text:p>9</text:p>
          </table:table-cell>
          <table:table-cell/>
          <table:table-cell table:style-name="ce48"/>
          <table:table-cell table:number-columns-repeated="60"/>
        </table:table-row>
        <table:table-row table:style-name="ro1">
          <table:table-cell table:style-name="ce22" office:value-type="string" calcext:value-type="string">
            <text:p>Wilds</text:p>
          </table:table-cell>
          <table:table-cell table:style-name="ce22" table:formula="of:=COUNTIF([$Entries.G$1:$Entries.G$1048576];&quot;WILD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2:.B8])" office:value-type="float" office:value="41" calcext:value-type="float">
            <text:p>41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43"/>
      </table:named-expressions>
      <table:database-ranges>
        <table:database-range table:name="__Anonymous_Sheet_DB__1" table:target-range-address="Entries.A1:Entries.G4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1:29:31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2T11:24:06.221000000</dc:date>
    <meta:editing-cycles>762</meta:editing-cycles>
    <meta:editing-duration>P12DT3H4M46S</meta:editing-duration>
    <meta:generator>LibreOffice/7.1.5.2$Windows_x86 LibreOffice_project/85f04e9f809797b8199d13c421bd8a2b025d52b5</meta:generator>
    <meta:document-statistic meta:table-count="3" meta:cell-count="477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